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Calibri" svg:font-family="Calibri" style:font-family-generic="swiss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font-size="11pt" fo:language="none" fo:country="none" style:font-size-asian="11pt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fo:font-size="11pt" fo:language="none" fo:country="none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fo:font-size="11pt" fo:language="none" fo:country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officeooo:paragraph-rsid="000900d5"/>
    </style:style>
    <style:style style:name="P7" style:family="paragraph" style:parent-style-name="Standard">
      <style:text-properties style:font-name="Courier 10 Pitch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size="11pt" fo:language="none" fo:country="none" style:font-size-asian="11pt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fo:font-size="11pt" fo:language="none" fo:country="none" officeooo:paragraph-rsid="000900d5" style:font-size-asian="11pt" style:font-size-complex="11pt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00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cedimiento para programar AVRRobot</text:p>
      <text:p text:style-name="P3"/>
      <text:p text:style-name="P3">Instalar Arduino IDE</text:p>
      <text:p text:style-name="P3">Añadirle la biblioteca FSM (Finite State Machine)</text:p>
      <text:p text:style-name="P3">Abrir el ejemplo de LEDStateMachine y compilarlo para confirmar acceso al .h de FSM.</text:p>
      <text:p text:style-name="P3">en </text:p>
      <text:p text:style-name="P5">C:\Program Files (x86)\Arduino\hardware\arduino\avr\variants</text:p>
      <text:p text:style-name="P3">copiar la carpeta A<text:span text:style-name="T2">T</text:span>mega16 </text:p>
      <text:p text:style-name="P3">que contiene <text:span text:style-name="T1">pins_arduino.h</text:span> (contenido en Apendice 1)</text:p>
      <text:p text:style-name="P3">Agregar al archivo <text:span text:style-name="T1">C:\Program Files (x86)\Arduino\hardware\arduino\avr\boards.txt</text:span></text:p>
      <text:p text:style-name="P1">##############################################################</text:p>
      <text:p text:style-name="P1"><text:s/></text:p>
      <text:p text:style-name="P1">ATmega16-16.name=ATmega16-External 16Mhz</text:p>
      <text:p text:style-name="P1">ATmega16-16.upload.tool=avrdude</text:p>
      <text:p text:style-name="P1">ATmega16-16.build.mcu=atmega16</text:p>
      <text:p text:style-name="P1">ATmega16-16.build.f_cpu=16000000L</text:p>
      <text:p text:style-name="P1">ATmega16-16.build.core=arduino:arduino</text:p>
      <text:p text:style-name="P1">ATmega16-16.build.variant=ATmega16</text:p>
      <text:p text:style-name="P1">ATmega16-16.upload.maximum_size=16000</text:p>
      <text:p text:style-name="P1"><text:s/></text:p>
      <text:p text:style-name="P1">##############################################################</text:p>
      <text:p text:style-name="Standard"/>
      <text:p text:style-name="P2">En LINUX darle acceso al USBtinyISP a tu usuario:</text:p>
      <text:p text:style-name="P4">sudo gedit /etc/udev/rules.d/usbtiny.rules</text:p>
      <text:p text:style-name="P2">añadir la siguiente linea:</text:p>
      <text:p text:style-name="P2">SUBSYSTEM=="usb", ATTR{idVendor}=="1781", ATTR{idProduct}=="0c9f", GROUP="adm", MODE="0666"</text:p>
      <text:p text:style-name="P4">sudo systemctl restart systemd-udevd</text:p>
      <text:h text:style-name="Heading_20_1" text:outline-level="1"><text:soft-page-break/>En Arduino</text:h>
      <text:p text:style-name="P2"><text:s/>seleccionar la placa:</text:p>
      <text:p text:style-name="P2">Herramientas &lt;- Placa &lt;- Atmega16</text:p>
      <text:p text:style-name="P2">Herramientas &lt;- Programador &lt;- USBtinyISP</text:p>
      <text:p text:style-name="P2">En caso de tener el serie para informacion desde la placa configurarlo.</text:p>
      <text:p text:style-name="P2">Abrir la terminal serie : Herramientas &lt;- Monitor Serie</text:p>
      <text:p text:style-name="P2">Cargar el Sketch: <text:span text:style-name="T1">DefinicionPlaca_AVRRobot.ino</text:span></text:p>
      <text:h text:style-name="Heading_20_2" text:outline-level="2">Contenido del Sketch:</text:h>
      <text:p text:style-name="Standard">//#include &lt;FiniteStateMachine.h&gt;</text:p>
      <text:p text:style-name="Standard"/>
      <text:p text:style-name="Standard">//#define OPTO_DI digitalRead(10) //Opto de linea Delantero Izq Generico</text:p>
      <text:p text:style-name="Standard">//#define OPTO_DD digitalRead(11) //Opto de linea Delantero Der Generico</text:p>
      <text:p text:style-name="Standard">//#define OPTO_TI digitalRead(12) //Opto de linea Trasero Izq Generico</text:p>
      <text:p text:style-name="Standard">//#define OPTO_TD digitalRead(13) //Opto de linea Trasero Der Generico</text:p>
      <text:p text:style-name="Standard"/>
      <text:p text:style-name="Standard">#define OPTO_DI digitalRead(12) //Conf placa Robot Labo</text:p>
      <text:p text:style-name="Standard">#define OPTO_DD digitalRead(13) //Conf placa Robot Labo</text:p>
      <text:p text:style-name="Standard">#define OPTO_TI digitalRead(10) //Conf placa Robot Labo</text:p>
      <text:p text:style-name="Standard">#define OPTO_TD digitalRead(11) //Conf placa Robot Labo</text:p>
      <text:p text:style-name="Standard"/>
      <text:p text:style-name="Standard">#define SALIDA_1 0 <text:s text:c="12"/>//LED 1</text:p>
      <text:p text:style-name="Standard">#define SALIDA_2 1 <text:s text:c="12"/>//LED 2</text:p>
      <text:p text:style-name="Standard">#define SALIDA_3 2 <text:s text:c="12"/>//LED 3</text:p>
      <text:p text:style-name="Standard">#define SALIDA_4 4 <text:s text:c="12"/>//LED 4</text:p>
      <text:p text:style-name="Standard"/>
      <text:p text:style-name="Standard">// Definicion de tiempos.</text:p>
      <text:p text:style-name="Standard">#define T_GIR_DER <text:s text:c="2"/>800 <text:s text:c="3"/></text:p>
      <text:p text:style-name="Standard">#define T_GIR_IZQ <text:s text:c="2"/>800</text:p>
      <text:p text:style-name="Standard">#define T_ATRAS <text:s text:c="4"/>1500</text:p>
      <text:p text:style-name="Standard">#define T_AV <text:s text:c="7"/>4000</text:p>
      <text:p text:style-name="Standard"/>
      <text:p text:style-name="Standard">// Pulsadores, entradas de contactos</text:p>
      <text:p text:style-name="Standard">//Definir segun robot</text:p>
      <text:p text:style-name="Standard"/>
      <text:p text:style-name="Standard">#define PULSADOR_DELANTERO <text:s/>digitalRead(16)</text:p>
      <text:p text:style-name="Standard">#define PULSADOR_TRASERO <text:s text:c="3"/>digitalRead(18)</text:p>
      <text:p text:style-name="Standard"><text:soft-page-break/>#define PULSADOR_IZQUIERDO <text:s/>digitalRead(20)</text:p>
      <text:p text:style-name="Standard">#define PULSADOR_DERECHO <text:s text:c="3"/>digitalRead(22)</text:p>
      <text:p text:style-name="Standard"/>
      <text:p text:style-name="Standard">// Lectura de ADC, verificar en el robot de cada uno.</text:p>
      <text:p text:style-name="Standard"/>
      <text:p text:style-name="Standard">#define CONSUMO_DERECHO <text:s text:c="2"/>analogRead(30)</text:p>
      <text:p text:style-name="Standard">#define CONSUMO_IZQUIERDO analogRead(31)</text:p>
      <text:p text:style-name="Standard"/>
      <text:p text:style-name="Standard">// Manejo de motores.</text:p>
      <text:p text:style-name="Standard"/>
      <text:p text:style-name="Standard">#define HABILITACION_MOTORES HABILITACION_DERECHA; HABILITACION_IZQUIERDA</text:p>
      <text:p text:style-name="Standard">#define HABILITACION_DERECHA <text:s text:c="3"/>digitalWrite(25, HIGH)</text:p>
      <text:p text:style-name="Standard">#define HABILITACION_IZQUIERDA <text:s/>digitalWrite(28, HIGH)</text:p>
      <text:p text:style-name="Standard"/>
      <text:p text:style-name="Standard">#define DESHABILITACION_DERECHA <text:s text:c="2"/>digitalWrite(25, LOW)</text:p>
      <text:p text:style-name="Standard">#define DESHABILITACION_IZQUIERDA digitalWrite(25, LOW)</text:p>
      <text:p text:style-name="Standard"/>
      <text:p text:style-name="Standard">#define MOTOR_IZQUIERDO_ATRAS <text:s text:c="4"/>digitalWrite(27, LOW); <text:s/>digitalWrite(29, HIGH)</text:p>
      <text:p text:style-name="Standard">#define MOTOR_IZQUIERDO_ADELANTE <text:s/>digitalWrite(27, HIGH); digitalWrite(29, LOW)</text:p>
      <text:p text:style-name="Standard">#define MOTOR_DERECHO_ATRAS <text:s text:c="6"/>digitalWrite(24, LOW); <text:s/>digitalWrite(26, HIGH)</text:p>
      <text:p text:style-name="Standard">#define MOTOR_DERECHO_ADELANTE <text:s text:c="3"/>digitalWrite(24, HIGH); digitalWrite(26, LOW)</text:p>
      <text:p text:style-name="Standard"/>
      <text:p text:style-name="Standard">#include &lt;FiniteStateMachine.h&gt;</text:p>
      <text:p text:style-name="Standard"/>
      <text:p text:style-name="Standard">// Maq completa de prueba.</text:p>
      <text:p text:style-name="Standard"/>
      <text:p text:style-name="Standard">State Pruebas = State(PruebasUpdate);</text:p>
      <text:p text:style-name="Standard">State Espera = State(EsperaEnter, EsperaUpdate, NULL);</text:p>
      <text:p text:style-name="Standard">State SacarPalas = State(SacarPalasUpdate);</text:p>
      <text:p text:style-name="Standard">State Avanzar = State(AvanzarEntrada, AvanzarUpdate, NULL);</text:p>
      <text:p text:style-name="Standard">State GiroDerecha = State(GiroDerechaEntrada, GiroDerechaUpdate, NULL);</text:p>
      <text:p text:style-name="Standard">State GiroIzquierda = State(GiroIzquierdaEntrada, GiroIzquierdaUpdate, NULL);</text:p>
      <text:p text:style-name="Standard">State Retroceder = State(RetrocederEntrada, RetrocederUpdate, NULL);</text:p>
      <text:p text:style-name="Standard">State Victoria = State(VictoriaUpdate);</text:p>
      <text:p text:style-name="Standard"/>
      <text:p text:style-name="Standard">FSM stateMachine = FSM(Pruebas); // Inicializacion de Maq</text:p>
      <text:p text:style-name="Standard"/>
      <text:p text:style-name="Standard">void setup() { <text:s text:c="15"/></text:p>
      <text:p text:style-name="Standard"><text:soft-page-break/><text:s text:c="2"/>// Inicializacion de todos los pines **** NO TOCAR *******</text:p>
      <text:p text:style-name="Standard"><text:s text:c="2"/>pinMode(31, INPUT); <text:s text:c="2"/>//Entradas sensor consumo de motores.</text:p>
      <text:p text:style-name="Standard"><text:s text:c="2"/>pinMode(30, INPUT); <text:s text:c="2"/>//Entradas sensor consumo de motores.</text:p>
      <text:p text:style-name="Standard"><text:s text:c="2"/>pinMode(29, OUTPUT); <text:s/>// Totem salida DER del 2</text:p>
      <text:p text:style-name="Standard"><text:s text:c="2"/>pinMode(28, OUTPUT); <text:s/>//Habilitacion puente H 2</text:p>
      <text:p text:style-name="Standard"><text:s text:c="2"/>pinMode(27, OUTPUT); <text:s/>// Totem salida IZQ del 2</text:p>
      <text:p text:style-name="Standard"><text:s text:c="2"/>pinMode(26, OUTPUT); <text:s/>// Totem salida DER del 1</text:p>
      <text:p text:style-name="Standard"><text:s text:c="2"/>pinMode(25, OUTPUT); <text:s/>//Habilitacion puente H 1</text:p>
      <text:p text:style-name="Standard"><text:s text:c="2"/>pinMode(24, OUTPUT); <text:s/>// Totem salida IZQ del 1</text:p>
      <text:p text:style-name="Standard"><text:s text:c="2"/>pinMode(23, INPUT); <text:s text:c="2"/>//Entradas de switch <text:span text:style-name="T2">4</text:span></text:p>
      <text:p text:style-name="Standard"><text:s text:c="2"/>pinMode(22, INPUT); <text:s text:c="2"/>//Entradas de switch</text:p>
      <text:p text:style-name="Standard"><text:s text:c="2"/>pinMode(21, INPUT); <text:s text:c="2"/>//Entradas de switch <text:span text:style-name="T2">3</text:span></text:p>
      <text:p text:style-name="Standard"><text:s text:c="2"/>pinMode(20, INPUT); <text:s text:c="2"/>//Entradas de switch</text:p>
      <text:p text:style-name="Standard"><text:s text:c="2"/>pinMode(19, INPUT); <text:s text:c="2"/>//Entradas de switch <text:span text:style-name="T2">2</text:span></text:p>
      <text:p text:style-name="Standard"><text:s text:c="2"/>pinMode(18, INPUT); <text:s text:c="2"/>//Entradas de switch</text:p>
      <text:p text:style-name="Standard"><text:s text:c="2"/>pinMode(17, INPUT); <text:s text:c="2"/>//Entradas de switch <text:span text:style-name="T2">1</text:span></text:p>
      <text:p text:style-name="Standard"><text:s text:c="2"/>pinMode(16, INPUT); <text:s text:c="2"/>//Entradas de switch</text:p>
      <text:p text:style-name="Standard"><text:s text:c="2"/>pinMode(15, OUTPUT); <text:s/>//SALIDA PWM</text:p>
      <text:p text:style-name="Standard"><text:s text:c="2"/>pinMode(14, INPUT); <text:s text:c="2"/>//Entrada trigger</text:p>
      <text:p text:style-name="Standard"><text:s text:c="2"/>pinMode(13, INPUT); <text:s text:c="2"/>//OPTO</text:p>
      <text:p text:style-name="Standard"><text:s text:c="2"/>pinMode(12, INPUT); <text:s text:c="2"/>//OPTO</text:p>
      <text:p text:style-name="Standard"><text:s text:c="2"/>pinMode(11, INPUT); <text:s text:c="2"/>//OPTO</text:p>
      <text:p text:style-name="Standard"><text:s text:c="2"/>pinMode(10, INPUT); <text:s text:c="2"/>//OPTO</text:p>
      <text:p text:style-name="Standard"><text:s text:c="2"/>pinMode(9, OUTPUT); <text:s text:c="2"/>//Tx</text:p>
      <text:p text:style-name="Standard"><text:s text:c="2"/>pinMode(8, OUTPUT); <text:s text:c="2"/>//Rx</text:p>
      <text:p text:style-name="Standard"><text:s text:c="2"/>pinMode(7, OUTPUT); <text:s/></text:p>
      <text:p text:style-name="Standard"><text:s text:c="2"/>pinMode(6, OUTPUT); <text:s/></text:p>
      <text:p text:style-name="Standard"><text:s text:c="2"/>pinMode(5, OUTPUT); <text:s/></text:p>
      <text:p text:style-name="P6"><text:s text:c="2"/>pinMode(4, OUTPUT); <text:s text:c="2"/>//OUT 4 – <text:span text:style-name="T2">LED4</text:span></text:p>
      <text:p text:style-name="Standard"><text:s text:c="2"/>pinMode(3, OUTPUT); <text:s text:c="2"/>//OUT PWM 0</text:p>
      <text:p text:style-name="P6"><text:s text:c="2"/>pinMode(2, OUTPUT); <text:s text:c="2"/>//OUT 3 – <text:span text:style-name="T2">LED3</text:span></text:p>
      <text:p text:style-name="Standard"><text:s text:c="2"/>pinMode(1, OUTPUT); <text:s text:c="2"/>//OUT 2 – <text:span text:style-name="T2">LED2</text:span></text:p>
      <text:p text:style-name="Standard"><text:s text:c="2"/>pinMode(0, OUTPUT); <text:s text:c="2"/>//OUT 1 – <text:span text:style-name="T2">LED1</text:span></text:p>
      <text:p text:style-name="Standard"><text:s text:c="2"/>Serial.begin(9600); </text:p>
      <text:p text:style-name="Standard">}</text:p>
      <text:p text:style-name="Standard"/>
      <text:p text:style-name="Standard">uint32_t static tiempo_ms=0; // <text:s/>Control de tiempos</text:p>
      <text:p text:style-name="Standard"/>
      <text:p text:style-name="Standard">void loop() {</text:p>
      <text:p text:style-name="Standard"><text:s text:c="2"/>//THIS LINE IS CRITICAL</text:p>
      <text:p text:style-name="Standard"><text:s text:c="2"/>//do not remove the stateMachine.update() call, it is what makes this program 'tick'</text:p>
      <text:p text:style-name="Standard"><text:s text:c="2"/>stateMachine.update();</text:p>
      <text:p text:style-name="Standard">}</text:p>
      <text:p text:style-name="Standard"/>
      <text:p text:style-name="Standard">// Que hace en este estado.</text:p>
      <text:p text:style-name="Standard"><text:soft-page-break/>void PruebasUpdate() {</text:p>
      <text:p text:style-name="Standard"><text:s text:c="4"/>DESHABILITACION_DERECHA;</text:p>
      <text:p text:style-name="Standard"><text:s text:c="4"/>DESHABILITACION_IZQUIERDA;</text:p>
      <text:p text:style-name="Standard"><text:s text:c="4"/>digitalWrite(SALIDA_1, OPTO_DI); <text:s text:c="2"/>// set the LED on</text:p>
      <text:p text:style-name="Standard"><text:s text:c="4"/>digitalWrite(SALIDA_2, OPTO_DD);</text:p>
      <text:p text:style-name="Standard"><text:s text:c="4"/>digitalWrite(SALIDA_3, OPTO_TI);</text:p>
      <text:p text:style-name="Standard"><text:s text:c="4"/>digitalWrite(SALIDA_4, OPTO_TD);</text:p>
      <text:p text:style-name="Standard"><text:s text:c="4"/>if ( 0 == PULSADOR_DERECHO ) stateMachine.transitionTo(Espera);</text:p>
      <text:p text:style-name="Standard">}</text:p>
      <text:p text:style-name="Standard"/>
      <text:p text:style-name="Standard">// Como inicializa el estado.</text:p>
      <text:p text:style-name="Standard">void EsperaEnter() {</text:p>
      <text:p text:style-name="Standard"><text:s text:c="2"/>tiempo_ms = millis();</text:p>
      <text:p text:style-name="Standard"><text:s text:c="2"/>Serial.print("Esperando...\n");</text:p>
      <text:p text:style-name="Standard"><text:s text:c="2"/>}</text:p>
      <text:p text:style-name="Standard"/>
      <text:p text:style-name="Standard">// Que hace en este estado.</text:p>
      <text:p text:style-name="Standard">void EsperaUpdate() {</text:p>
      <text:p text:style-name="Standard"><text:s text:c="3"/>if ( tiempo_ms + 5000 &lt; millis() ) stateMachine.transitionTo(SacarPalas);</text:p>
      <text:p text:style-name="Standard">}</text:p>
      <text:p text:style-name="Standard"/>
      <text:p text:style-name="Standard"/>
      <text:p text:style-name="Standard">// Que hace en este estado.</text:p>
      <text:p text:style-name="Standard">void SacarPalasUpdate() {</text:p>
      <text:p text:style-name="Standard"><text:s text:c="2"/>digitalWrite(SALIDA_1, LOW); <text:s text:c="2"/>// Indico en que estado estoy.</text:p>
      <text:p text:style-name="Standard"><text:s text:c="2"/>digitalWrite(SALIDA_2, HIGH);</text:p>
      <text:p text:style-name="Standard"><text:s text:c="2"/>digitalWrite(SALIDA_3, HIGH);</text:p>
      <text:p text:style-name="Standard"><text:s text:c="2"/>digitalWrite(SALIDA_4, LOW);</text:p>
      <text:p text:style-name="Standard"><text:s text:c="2"/>HABILITACION_MOTORES;</text:p>
      <text:p text:style-name="Standard"><text:s text:c="2"/>MOTOR_IZQUIERDO_ADELANTE;</text:p>
      <text:p text:style-name="Standard"><text:s text:c="2"/>MOTOR_DERECHO_ADELANTE;</text:p>
      <text:p text:style-name="Standard"><text:s text:c="2"/>delay(300);</text:p>
      <text:p text:style-name="Standard"><text:s text:c="2"/>DESHABILITACION_DERECHA;</text:p>
      <text:p text:style-name="Standard"><text:s text:c="2"/>DESHABILITACION_IZQUIERDA;</text:p>
      <text:p text:style-name="Standard"><text:s text:c="2"/>stateMachine.transitionTo(Avanzar);</text:p>
      <text:p text:style-name="Standard">}</text:p>
      <text:p text:style-name="Standard"/>
      <text:p text:style-name="Standard">// Como inicializa el estado.</text:p>
      <text:p text:style-name="Standard">void AvanzarEntrada() {</text:p>
      <text:p text:style-name="Standard"><text:s text:c="2"/>digitalWrite(SALIDA_1, LOW); <text:s text:c="2"/>// Indico en que estado estoy.</text:p>
      <text:p text:style-name="Standard"><text:s text:c="2"/>digitalWrite(SALIDA_2, HIGH);</text:p>
      <text:p text:style-name="Standard"><text:s text:c="2"/>digitalWrite(SALIDA_3, HIGH);</text:p>
      <text:p text:style-name="Standard"><text:s text:c="2"/>digitalWrite(SALIDA_4, HIGH);</text:p>
      <text:p text:style-name="Standard"><text:s text:c="2"/>HABILITACION_MOTORES;</text:p>
      <text:p text:style-name="Standard"><text:s text:c="2"/>MOTOR_IZQUIERDO_ADELANTE;</text:p>
      <text:p text:style-name="Standard"><text:soft-page-break/><text:s text:c="2"/>MOTOR_DERECHO_ADELANTE;</text:p>
      <text:p text:style-name="Standard"><text:s text:c="2"/>tiempo_ms = millis(); // Comienzo de cronometro en ms</text:p>
      <text:p text:style-name="Standard">}</text:p>
      <text:p text:style-name="Standard"/>
      <text:p text:style-name="Standard">// Que hace en este estado.</text:p>
      <text:p text:style-name="Standard">void AvanzarUpdate() {</text:p>
      <text:p text:style-name="Standard"><text:s/>Serial.print("Consumo de motores");</text:p>
      <text:p text:style-name="Standard"><text:s/>Serial.print("\t");</text:p>
      <text:p text:style-name="Standard"><text:s/>Serial.print(analogRead(30));</text:p>
      <text:p text:style-name="Standard"><text:s/>Serial.print("\t");</text:p>
      <text:p text:style-name="Standard"><text:s/>Serial.print(analogRead(31));</text:p>
      <text:p text:style-name="Standard"><text:s text:c="2"/>Serial.print("\n");</text:p>
      <text:p text:style-name="Standard"><text:s text:c="2"/>if ( tiempo_ms + T_AV &lt; millis() ) stateMachine.transitionTo(GiroIzquierda);</text:p>
      <text:p text:style-name="Standard"><text:s text:c="2"/>if (0 == OPTO_DI) stateMachine.transitionTo(Retroceder);</text:p>
      <text:p text:style-name="Standard"><text:s text:c="2"/>if (0 == OPTO_DD) stateMachine.transitionTo(GiroIzquierda);</text:p>
      <text:p text:style-name="Standard">}</text:p>
      <text:p text:style-name="Standard"/>
      <text:p text:style-name="Standard">// Que hace en este estado.</text:p>
      <text:p text:style-name="Standard">void VictoriaUpdate() {</text:p>
      <text:p text:style-name="Standard"><text:s text:c="2"/>DESHABILITACION_DERECHA;</text:p>
      <text:p text:style-name="Standard"><text:s text:c="2"/>DESHABILITACION_IZQUIERDA;</text:p>
      <text:p text:style-name="Standard">}</text:p>
      <text:p text:style-name="Standard"/>
      <text:p text:style-name="Standard">// Como inicializa el estado.</text:p>
      <text:p text:style-name="Standard">void RetrocederEntrada() {</text:p>
      <text:p text:style-name="Standard"><text:s text:c="2"/>digitalWrite(SALIDA_1, HIGH); <text:s text:c="8"/>// Indico en que estado estoy.</text:p>
      <text:p text:style-name="Standard"><text:s text:c="2"/>digitalWrite(SALIDA_2, HIGH);</text:p>
      <text:p text:style-name="Standard"><text:s text:c="2"/>digitalWrite(SALIDA_3, HIGH);</text:p>
      <text:p text:style-name="Standard"><text:s text:c="2"/>digitalWrite(SALIDA_4, LOW);</text:p>
      <text:p text:style-name="Standard"><text:s text:c="2"/>HABILITACION_MOTORES;</text:p>
      <text:p text:style-name="Standard"><text:s text:c="2"/>MOTOR_IZQUIERDO_ATRAS;</text:p>
      <text:p text:style-name="Standard"><text:s text:c="2"/>MOTOR_DERECHO_ATRAS;</text:p>
      <text:p text:style-name="Standard"><text:s text:c="2"/>tiempo_ms = millis(); // Comienzo de cronometro en ms</text:p>
      <text:p text:style-name="Standard">}</text:p>
      <text:p text:style-name="Standard"/>
      <text:p text:style-name="Standard"/>
      <text:p text:style-name="Standard">// Que hace en este estado.</text:p>
      <text:p text:style-name="Standard">void RetrocederUpdate() {</text:p>
      <text:p text:style-name="Standard"><text:s text:c="3"/>if ( tiempo_ms + T_ATRAS &lt; millis() ) stateMachine.transitionTo(GiroDerecha);</text:p>
      <text:p text:style-name="Standard">}</text:p>
      <text:p text:style-name="Standard"/>
      <text:p text:style-name="Standard">// Como inicializa el estado.</text:p>
      <text:p text:style-name="Standard">void GiroIzquierdaEntrada() {</text:p>
      <text:p text:style-name="Standard"><text:s text:c="2"/>digitalWrite(SALIDA_1, HIGH); <text:s text:c="8"/>// Indico en que estado estoy.</text:p>
      <text:p text:style-name="Standard"><text:soft-page-break/><text:s text:c="2"/>digitalWrite(SALIDA_2, LOW);</text:p>
      <text:p text:style-name="Standard"><text:s text:c="2"/>digitalWrite(SALIDA_3, HIGH);</text:p>
      <text:p text:style-name="Standard"><text:s text:c="2"/>digitalWrite(SALIDA_4, HIGH);</text:p>
      <text:p text:style-name="Standard"><text:s text:c="2"/>HABILITACION_MOTORES;</text:p>
      <text:p text:style-name="Standard"><text:s text:c="2"/>MOTOR_IZQUIERDO_ATRAS;</text:p>
      <text:p text:style-name="Standard"><text:s text:c="2"/>MOTOR_DERECHO_ADELANTE;</text:p>
      <text:p text:style-name="Standard"><text:s text:c="2"/>tiempo_ms = millis(); // Comienzo de cronometro en ms</text:p>
      <text:p text:style-name="Standard">}</text:p>
      <text:p text:style-name="Standard"/>
      <text:p text:style-name="Standard">// Que hace en este estado.</text:p>
      <text:p text:style-name="Standard">void GiroIzquierdaUpdate() {</text:p>
      <text:p text:style-name="Standard"><text:s text:c="3"/>if ( tiempo_ms + T_GIR_IZQ &lt; millis() ) stateMachine.transitionTo(Avanzar);</text:p>
      <text:p text:style-name="Standard"><text:s text:c="2"/>if (0 == OPTO_DI) stateMachine.transitionTo(Retroceder);</text:p>
      <text:p text:style-name="Standard">}</text:p>
      <text:p text:style-name="Standard"/>
      <text:p text:style-name="Standard"/>
      <text:p text:style-name="Standard"/>
      <text:p text:style-name="Standard">// Como inicializa el estado.</text:p>
      <text:p text:style-name="Standard">void GiroDerechaEntrada() {</text:p>
      <text:p text:style-name="Standard"><text:s text:c="2"/>digitalWrite(SALIDA_1, HIGH); <text:s text:c="8"/>// Indico en que estado estoy.</text:p>
      <text:p text:style-name="Standard"><text:s text:c="2"/>digitalWrite(SALIDA_2, HIGH);</text:p>
      <text:p text:style-name="Standard"><text:s text:c="2"/>digitalWrite(SALIDA_3, LOW);</text:p>
      <text:p text:style-name="Standard"><text:s text:c="2"/>digitalWrite(SALIDA_4, HIGH);</text:p>
      <text:p text:style-name="Standard"><text:s text:c="2"/>HABILITACION_MOTORES;</text:p>
      <text:p text:style-name="Standard"><text:s text:c="2"/>MOTOR_IZQUIERDO_ADELANTE;</text:p>
      <text:p text:style-name="Standard"><text:s text:c="2"/>MOTOR_DERECHO_ATRAS;</text:p>
      <text:p text:style-name="Standard"><text:s text:c="2"/>tiempo_ms = millis(); // Comienzo de cronometro en ms</text:p>
      <text:p text:style-name="Standard">}</text:p>
      <text:p text:style-name="Standard"/>
      <text:p text:style-name="Standard">// Que hace en este estado.</text:p>
      <text:p text:style-name="Standard">void GiroDerechaUpdate() {</text:p>
      <text:p text:style-name="Standard"><text:s text:c="3"/>if ( tiempo_ms + T_GIR_IZQ &lt; millis() ) stateMachine.transitionTo(Avanzar);</text:p>
      <text:p text:style-name="Standard">}</text:p>
      <text:p text:style-name="Standard"/>
      <text:p text:style-name="P2"/>
      <text:h text:style-name="P11" text:outline-level="1">Apendice 1</text:h>
      <text:p text:style-name="P9"><text:s/><text:span text:style-name="T1">pins_arduino.h</text:span> </text:p>
      <text:p text:style-name="Standard"/>
      <text:p text:style-name="Standard">/*</text:p>
      <text:p text:style-name="Standard"><text:tab/>Author:<text:tab/><text:tab/>Eric Conner</text:p>
      <text:p text:style-name="Standard"><text:tab/>Email:<text:tab/><text:tab/>Eric@EricConnerApps.com</text:p>
      <text:p text:style-name="Standard"><text:tab/>Date:<text:tab/><text:tab/>06-10-2013</text:p>
      <text:p text:style-name="Standard"><text:tab/>Project:<text:tab/>ATmega32 for Arduino IDE</text:p>
      <text:p text:style-name="Standard"><text:tab/>Version:<text:tab/>v1.3</text:p>
      <text:p text:style-name="Standard">*/</text:p>
      <text:p text:style-name="Standard"/>
      <text:p text:style-name="Standard">/*</text:p>
      <text:p text:style-name="Standard"><text:tab/>Copyright (c) 2015, Eric Conner Apps.</text:p>
      <text:p text:style-name="Standard"/>
      <text:p text:style-name="Standard"><text:tab/>Permission is hereby granted, free of charge, to any person obtaining a copy of this software and associated documentation</text:p>
      <text:p text:style-name="Standard"><text:tab/>files (the "Software"), to deal in the Software without restriction, including without limitation the rights to use, copy, </text:p>
      <text:p text:style-name="Standard"><text:tab/>modify, merge, publish, distribute, sublicense, and/or sell copies of the Software, and to permit persons to whom the Software </text:p>
      <text:p text:style-name="Standard"><text:tab/>is furnished to do so, subject to the following conditions:</text:p>
      <text:p text:style-name="Standard"/>
      <text:p text:style-name="Standard"><text:tab/>The above copyright notice and this permission notice shall be included in all copies or substantial portions of the Software.</text:p>
      <text:p text:style-name="Standard"/>
      <text:p text:style-name="Standard"><text:tab/>THE SOFTWARE IS PROVIDED "AS IS", WITHOUT WARRANTY OF ANY KIND, EXPRESS OR IMPLIED, INCLUDING BUT NOT LIMITED TO THE WARRANTIES </text:p>
      <text:p text:style-name="Standard"><text:tab/>OF MERCHANTABILITY, FITNESS FOR A PARTICULAR PURPOSE AND NONINFRINGEMENT. IN NO EVENT SHALL THE AUTHORS OR COPYRIGHT HOLDERS BE </text:p>
      <text:p text:style-name="Standard"><text:tab/>LIABLE FOR ANY CLAIM, DAMAGES OR OTHER LIABILITY, WHETHER IN AN ACTION OF CONTRACT, TORT OR OTHERWISE, ARISING FROM, OUT OF OR </text:p>
      <text:p text:style-name="Standard"><text:tab/>IN CONNECTION WITH THE SOFTWARE OR THE USE OR OTHER DEALINGS IN THE SOFTWARE.</text:p>
      <text:p text:style-name="Standard">*/</text:p>
      <text:p text:style-name="Standard"/>
      <text:p text:style-name="Standard">#ifndef Pins_Arduino_h</text:p>
      <text:p text:style-name="Standard">#define Pins_Arduino_h</text:p>
      <text:p text:style-name="Standard"/>
      <text:p text:style-name="Standard">#include &lt;avr/pgmspace.h&gt;</text:p>
      <text:p text:style-name="Standard"/>
      <text:p text:style-name="Standard"><text:soft-page-break/>static const uint8_t SDA<text:tab/>= 17;</text:p>
      <text:p text:style-name="Standard">static const uint8_t SCL<text:tab/>= 16;</text:p>
      <text:p text:style-name="Standard"/>
      <text:p text:style-name="Standard">static const uint8_t MISO<text:tab/>= 7;</text:p>
      <text:p text:style-name="Standard">static const uint8_t MOSI<text:tab/>= 6;</text:p>
      <text:p text:style-name="Standard">static const uint8_t SCK<text:tab/>= 8;</text:p>
      <text:p text:style-name="Standard">static const uint8_t SS<text:tab/><text:tab/>= 5;</text:p>
      <text:p text:style-name="Standard"/>
      <text:p text:style-name="Standard">#ifdef ARDUINO_MAIN</text:p>
      <text:p text:style-name="Standard"/>
      <text:p text:style-name="Standard">#define PA 1</text:p>
      <text:p text:style-name="Standard">#define PB 2</text:p>
      <text:p text:style-name="Standard">#define PC 3</text:p>
      <text:p text:style-name="Standard">#define PD 4</text:p>
      <text:p text:style-name="Standard"/>
      <text:p text:style-name="P7">/*</text:p>
      <text:p text:style-name="P7"><text:s text:c="24"/>ATMEL ATmega32</text:p>
      <text:p text:style-name="P7"><text:tab/><text:tab/><text:tab/><text:tab/><text:tab/> <text:s text:c="2"/></text:p>
      <text:p text:style-name="P7"><text:s text:c="26"/>+---\\---+</text:p>
      <text:p text:style-name="P7"><text:s/><text:tab/> <text:s text:c="2"/>(XCK/T0) D0 PB0<text:tab/>01| <text:s text:c="7"/>|40 <text:s/>PA0 AI7 D31 (ADC0)</text:p>
      <text:p text:style-name="P7"><text:s/><text:tab/> <text:s text:c="6"/>(T1) D1 PB1<text:tab/>02| <text:s text:c="7"/>|39 <text:s/>PA1 AI6 D30 (ADC1)</text:p>
      <text:p text:style-name="P7"><text:s/><text:tab/>(INT2/AIN0) D2 PB2<text:tab/>03| <text:s text:c="7"/>|38 <text:s/>PA2 AI5 D29 (ADC2)</text:p>
      <text:p text:style-name="P7"><text:s/><text:tab/> (OC0/AIN1) D3 PB3<text:tab/>04| <text:s text:c="7"/>|37 <text:s/>PA3 AI4 D28 (ADC3)</text:p>
      <text:p text:style-name="P7"><text:tab/> <text:s text:c="6"/>(SS) D4 PB4<text:tab/>05| <text:s text:c="7"/>|36 <text:s/>PA4 AI3 D27 (ADC4)</text:p>
      <text:p text:style-name="P7"><text:tab/> <text:s text:c="4"/>(MOSI) D5 PB5<text:tab/>06| <text:s text:c="7"/>|35 <text:s/>PA5 AI2 D26 (ADC5)</text:p>
      <text:p text:style-name="P7"><text:tab/> <text:s text:c="4"/>(MISO) D6 PB6<text:tab/>07| <text:s text:c="7"/>|34 <text:s/>PA6 AI1 D25 (ADC6)</text:p>
      <text:p text:style-name="P7"><text:tab/> <text:s text:c="5"/>(SCK) D7 PB7<text:tab/>08| <text:s text:c="7"/>|33 <text:s/>PA7 AI0 D24 (ADC7)</text:p>
      <text:p text:style-name="P7"><text:s text:c="17"/>RESET<text:tab/>09| <text:s text:c="7"/>|32 <text:s/>AREF</text:p>
      <text:p text:style-name="P7"><text:s text:c="19"/>VCC<text:tab/>10| <text:s text:c="7"/>|31 <text:s/>GND</text:p>
      <text:p text:style-name="P7"><text:s text:c="19"/>GND<text:tab/>11| <text:s text:c="7"/>|30 <text:s/>AVCC</text:p>
      <text:p text:style-name="P7"><text:s text:c="17"/>XTAL2<text:tab/>12| <text:s text:c="7"/>|29 <text:s/>PC7 D23 (TOSC2)</text:p>
      <text:p text:style-name="P7"><text:s text:c="17"/>XTAL1<text:tab/>13| <text:s text:c="7"/>|28 <text:s/>PC6 D22 (TOSC1)</text:p>
      <text:p text:style-name="P7"><text:s text:c="10"/>(RXD) D8 PD0<text:tab/>14| <text:s text:c="7"/>|27 <text:s/>PC5 D21 (TDI)</text:p>
      <text:p text:style-name="P7"><text:s text:c="10"/>(TXD) D9 PD1<text:tab/>15| <text:s text:c="7"/>|26 <text:s/>PC4 D20 (TDO)</text:p>
      <text:p text:style-name="P7"><text:s text:c="8"/>(INT0) D10 PD2<text:tab/>16| <text:s text:c="7"/>|25 <text:s/>PC3 D19 (TMS)</text:p>
      <text:p text:style-name="P7"><text:s text:c="8"/>(INT1) D11 PD3<text:tab/>17| <text:s text:c="7"/>|24 <text:s/>PC2 D18 (TCK)</text:p>
      <text:p text:style-name="P7"><text:s text:c="8"/>(OC1B) D12 PD4<text:tab/>18| <text:s text:c="7"/>|23 <text:s/>PC1 D17 (SDA)</text:p>
      <text:p text:style-name="P7"><text:s text:c="8"/>(OC1A) D13 PD5<text:tab/>19| <text:s text:c="7"/>|22 <text:s/>PC0 D16 (SCL)</text:p>
      <text:p text:style-name="P7"><text:s text:c="8"/>(ICP1) D14 PD6<text:tab/>20| <text:s text:c="7"/>|21 <text:s/>PD7 D15 (OC2)</text:p>
      <text:p text:style-name="P7"><text:s text:c="26"/>+--------+</text:p>
      <text:p text:style-name="P7">*/</text:p>
      <text:p text:style-name="P7"/>
      <text:p text:style-name="Standard">const uint16_t PROGMEM port_to_mode_PGM[5] = {</text:p>
      <text:p text:style-name="Standard"><text:tab/>NOT_A_PORT,</text:p>
      <text:p text:style-name="Standard"><text:tab/>(uint16_t) &amp;DDRA,</text:p>
      <text:p text:style-name="Standard"><text:soft-page-break/><text:tab/>(uint16_t) &amp;DDRB,</text:p>
      <text:p text:style-name="Standard"><text:tab/>(uint16_t) &amp;DDRC,</text:p>
      <text:p text:style-name="Standard"><text:tab/>(uint16_t) &amp;DDRD,</text:p>
      <text:p text:style-name="Standard">};</text:p>
      <text:p text:style-name="Standard"/>
      <text:p text:style-name="Standard">const uint16_t PROGMEM port_to_output_PGM[5] = {</text:p>
      <text:p text:style-name="Standard"><text:tab/>NOT_A_PORT,</text:p>
      <text:p text:style-name="Standard"><text:tab/>(uint16_t) &amp;PORTA,</text:p>
      <text:p text:style-name="Standard"><text:tab/>(uint16_t) &amp;PORTB,</text:p>
      <text:p text:style-name="Standard"><text:tab/>(uint16_t) &amp;PORTC,</text:p>
      <text:p text:style-name="Standard"><text:tab/>(uint16_t) &amp;PORTD,</text:p>
      <text:p text:style-name="Standard">};</text:p>
      <text:p text:style-name="Standard"/>
      <text:p text:style-name="Standard">const uint16_t PROGMEM port_to_input_PGM[5] = {</text:p>
      <text:p text:style-name="Standard"><text:tab/>NOT_A_PIN,</text:p>
      <text:p text:style-name="Standard"><text:tab/>(uint16_t) &amp;PINA,</text:p>
      <text:p text:style-name="Standard"><text:tab/>(uint16_t) &amp;PINB,</text:p>
      <text:p text:style-name="Standard"><text:tab/>(uint16_t) &amp;PINC,</text:p>
      <text:p text:style-name="Standard"><text:tab/>(uint16_t) &amp;PIND,</text:p>
      <text:p text:style-name="Standard">};</text:p>
      <text:p text:style-name="Standard"/>
      <text:p text:style-name="Standard">const uint8_t PROGMEM digital_pin_to_port_PGM[32] = {</text:p>
      <text:p text:style-name="Standard"><text:tab/>PB, <text:s/>// PB0 ** D0</text:p>
      <text:p text:style-name="Standard"><text:tab/>PB, <text:s/>// PB1 ** D1</text:p>
      <text:p text:style-name="Standard"><text:tab/>PB, <text:s/>// PB2 ** D2</text:p>
      <text:p text:style-name="Standard"><text:tab/>PB, <text:s/>// PB3 ** D3</text:p>
      <text:p text:style-name="Standard"><text:tab/>PB, <text:s/>// PB4 ** D4</text:p>
      <text:p text:style-name="Standard"><text:tab/>PB, <text:s/>// PB5 ** D5</text:p>
      <text:p text:style-name="Standard"><text:tab/>PB, <text:s/>// PB6 ** D6</text:p>
      <text:p text:style-name="Standard"><text:tab/>PB, <text:s/>// PB7 ** D7</text:p>
      <text:p text:style-name="Standard"><text:tab/>PD, <text:s/>// PD0 ** D8</text:p>
      <text:p text:style-name="Standard"><text:tab/>PD, <text:s/>// PD1 ** D9</text:p>
      <text:p text:style-name="Standard"><text:tab/>PD, <text:s/>// PD2 ** D10</text:p>
      <text:p text:style-name="Standard"><text:tab/>PD, <text:s/>// PD3 ** D11</text:p>
      <text:p text:style-name="Standard"><text:tab/>PD, <text:s/>// PD4 ** D12</text:p>
      <text:p text:style-name="Standard"><text:tab/>PD, <text:s/>// PD5 ** D13</text:p>
      <text:p text:style-name="Standard"><text:tab/>PD, <text:s/>// PD6 ** D14</text:p>
      <text:p text:style-name="Standard"><text:tab/>PD, <text:s/>// PD7 ** D15</text:p>
      <text:p text:style-name="Standard"><text:tab/>PC, <text:s/>// PC0 ** D16</text:p>
      <text:p text:style-name="Standard"><text:tab/>PC, <text:s/>// PC1 ** D17</text:p>
      <text:p text:style-name="Standard"><text:tab/>PC, <text:s/>// PC2 ** D18</text:p>
      <text:p text:style-name="Standard"><text:tab/>PC, <text:s/>// PC3 ** D19</text:p>
      <text:p text:style-name="Standard"><text:tab/>PC, <text:s/>// PC4 ** D20</text:p>
      <text:p text:style-name="Standard"><text:tab/>PC, <text:s/>// PC5 ** D21</text:p>
      <text:p text:style-name="Standard"><text:tab/>PC, <text:s/>// PC6 ** D22</text:p>
      <text:p text:style-name="Standard"><text:tab/>PC, <text:s/>// PC7 ** D23</text:p>
      <text:p text:style-name="Standard"><text:soft-page-break/><text:tab/>PA, <text:s/>// PA7 ** A0 D24</text:p>
      <text:p text:style-name="Standard"><text:tab/>PA, <text:s/>// PA6 ** A1 D25</text:p>
      <text:p text:style-name="Standard"><text:tab/>PA, <text:s/>// PA5 ** A2 D26</text:p>
      <text:p text:style-name="Standard"><text:tab/>PA, <text:s/>// PA4 ** A3 D27</text:p>
      <text:p text:style-name="Standard"><text:tab/>PA, <text:s/>// PA3 ** A4 D28</text:p>
      <text:p text:style-name="Standard"><text:tab/>PA, <text:s/>// PA2 ** A5 D29</text:p>
      <text:p text:style-name="Standard"><text:tab/>PA, <text:s/>// PA1 ** A6 D30</text:p>
      <text:p text:style-name="Standard"><text:tab/>PA, <text:s/>// PA0 ** A7 D31</text:p>
      <text:p text:style-name="Standard">};</text:p>
      <text:p text:style-name="Standard"/>
      <text:p text:style-name="Standard">const uint8_t PROGMEM digital_pin_to_bit_mask_PGM[32] = {<text:tab/></text:p>
      <text:p text:style-name="Standard"><text:tab/>_BV(0), <text:s/>// PB0 ** D0</text:p>
      <text:p text:style-name="Standard"><text:tab/>_BV(1), <text:s/>// PB1 ** D1</text:p>
      <text:p text:style-name="Standard"><text:tab/>_BV(2), <text:s/>// PB2 ** D2</text:p>
      <text:p text:style-name="Standard"><text:tab/>_BV(3), <text:s/>// PB3 ** D3</text:p>
      <text:p text:style-name="Standard"><text:tab/>_BV(4), <text:s/>// PB4 ** D4</text:p>
      <text:p text:style-name="Standard"><text:tab/>_BV(5), <text:s/>// PB5 ** D5</text:p>
      <text:p text:style-name="Standard"><text:tab/>_BV(6), <text:s/>// PB6 ** D6</text:p>
      <text:p text:style-name="Standard"><text:tab/>_BV(7), <text:s/>// PB7 ** D7</text:p>
      <text:p text:style-name="Standard"><text:tab/>_BV(0), <text:s/>// PD0 ** D8</text:p>
      <text:p text:style-name="Standard"><text:tab/>_BV(1), <text:s/>// PD1 ** D9</text:p>
      <text:p text:style-name="Standard"><text:tab/>_BV(2), <text:s/>// PD2 ** D10</text:p>
      <text:p text:style-name="Standard"><text:tab/>_BV(3), <text:s/>// PD3 ** D11</text:p>
      <text:p text:style-name="Standard"><text:tab/>_BV(4), <text:s/>// PD4 ** D12</text:p>
      <text:p text:style-name="Standard"><text:tab/>_BV(5), <text:s/>// PD5 ** D13</text:p>
      <text:p text:style-name="Standard"><text:tab/>_BV(6), <text:s/>// PD6 ** D14</text:p>
      <text:p text:style-name="Standard"><text:tab/>_BV(7), <text:s/>// PD7 ** D15</text:p>
      <text:p text:style-name="Standard"><text:tab/>_BV(0), <text:s/>// PC0 ** D16</text:p>
      <text:p text:style-name="Standard"><text:tab/>_BV(1), <text:s/>// PC1 ** D17</text:p>
      <text:p text:style-name="Standard"><text:tab/>_BV(2), <text:s/>// PC2 ** D18</text:p>
      <text:p text:style-name="Standard"><text:tab/>_BV(3), <text:s/>// PC3 ** D19</text:p>
      <text:p text:style-name="Standard"><text:tab/>_BV(4), <text:s/>// PC4 ** D20</text:p>
      <text:p text:style-name="Standard"><text:tab/>_BV(5), <text:s/>// PC5 ** D21</text:p>
      <text:p text:style-name="Standard"><text:tab/>_BV(6), <text:s/>// PC6 ** D22</text:p>
      <text:p text:style-name="Standard"><text:tab/>_BV(7), <text:s/>// PC7 ** D23</text:p>
      <text:p text:style-name="Standard"><text:tab/>_BV(7), <text:s/>// PA7 ** A0 D24</text:p>
      <text:p text:style-name="Standard"><text:tab/>_BV(6), <text:s/>// PA6 ** A1 D25</text:p>
      <text:p text:style-name="Standard"><text:tab/>_BV(5), <text:s/>// PA5 ** A2 D26</text:p>
      <text:p text:style-name="Standard"><text:tab/>_BV(4), <text:s/>// PA4 ** A3 D27</text:p>
      <text:p text:style-name="Standard"><text:tab/>_BV(3), <text:s/>// PA3 ** A4 D28</text:p>
      <text:p text:style-name="Standard"><text:tab/>_BV(2), <text:s/>// PA2 ** A5 D29</text:p>
      <text:p text:style-name="Standard"><text:tab/>_BV(1), <text:s/>// PA1 ** A6 D30</text:p>
      <text:p text:style-name="Standard"><text:tab/>_BV(0), <text:s/>// PA0 ** A7 D31</text:p>
      <text:p text:style-name="Standard">};</text:p>
      <text:p text:style-name="Standard"/>
      <text:p text:style-name="Standard">const uint8_t PROGMEM digital_pin_to_timer_PGM[32] = {</text:p>
      <text:p text:style-name="Standard"><text:soft-page-break/><text:tab/>NOT_ON_TIMER, <text:s/>// PB0 ** D0</text:p>
      <text:p text:style-name="Standard"><text:tab/>NOT_ON_TIMER, <text:s/>// PB1 ** D1</text:p>
      <text:p text:style-name="Standard"><text:tab/>NOT_ON_TIMER, <text:s/>// PB2 ** D2</text:p>
      <text:p text:style-name="Standard"><text:tab/>TIMER0A,<text:tab/> <text:s text:c="2"/>// PB3 ** D3</text:p>
      <text:p text:style-name="Standard"><text:tab/>NOT_ON_TIMER, <text:s/>// PB4 ** D4</text:p>
      <text:p text:style-name="Standard"><text:tab/>NOT_ON_TIMER, <text:s/>// PB5 ** D5</text:p>
      <text:p text:style-name="Standard"><text:tab/>NOT_ON_TIMER, <text:s/>// PB6 ** D6</text:p>
      <text:p text:style-name="Standard"><text:tab/>NOT_ON_TIMER, <text:s/>// PB7 ** D7</text:p>
      <text:p text:style-name="Standard"><text:tab/>NOT_ON_TIMER, <text:s/>// PD0 ** D8</text:p>
      <text:p text:style-name="Standard"><text:tab/>NOT_ON_TIMER, <text:s/>// PD1 ** D9</text:p>
      <text:p text:style-name="Standard"><text:tab/>NOT_ON_TIMER, <text:s/>// PD2 ** D10</text:p>
      <text:p text:style-name="Standard"><text:tab/>NOT_ON_TIMER, <text:s/>// PD3 ** D11</text:p>
      <text:p text:style-name="Standard"><text:tab/>TIMER1B,<text:tab/> <text:s text:c="2"/>// PD4 ** D12</text:p>
      <text:p text:style-name="Standard"><text:tab/>TIMER1A,<text:tab/> <text:s text:c="2"/>// PD5 ** D13</text:p>
      <text:p text:style-name="Standard"><text:tab/>NOT_ON_TIMER, <text:s/>// PD6 ** D14</text:p>
      <text:p text:style-name="Standard"><text:tab/>TIMER2,<text:tab/><text:tab/> <text:s text:c="2"/>// PD7 ** D15</text:p>
      <text:p text:style-name="Standard"><text:tab/>NOT_ON_TIMER, <text:s/>// PC0 ** D16</text:p>
      <text:p text:style-name="Standard"><text:tab/>NOT_ON_TIMER, <text:s/>// PC1 ** D17</text:p>
      <text:p text:style-name="Standard"><text:tab/>NOT_ON_TIMER, <text:s/>// PC2 ** D18</text:p>
      <text:p text:style-name="Standard"><text:tab/>NOT_ON_TIMER, <text:s/>// PC3 ** D19</text:p>
      <text:p text:style-name="Standard"><text:tab/>NOT_ON_TIMER, <text:s/>// PC4 ** D20</text:p>
      <text:p text:style-name="Standard"><text:tab/>NOT_ON_TIMER, <text:s/>// PC5 ** D21</text:p>
      <text:p text:style-name="Standard"><text:tab/>NOT_ON_TIMER, <text:s/>// PC6 ** D22</text:p>
      <text:p text:style-name="Standard"><text:tab/>NOT_ON_TIMER, <text:s/>// PC7 ** D23</text:p>
      <text:p text:style-name="Standard"><text:tab/>NOT_ON_TIMER, <text:s/>// PA7 ** A0 D24</text:p>
      <text:p text:style-name="Standard"><text:tab/>NOT_ON_TIMER, <text:s/>// PA6 ** A1 D25</text:p>
      <text:p text:style-name="Standard"><text:tab/>NOT_ON_TIMER, <text:s/>// PA5 ** A2 D26</text:p>
      <text:p text:style-name="Standard"><text:tab/>NOT_ON_TIMER, <text:s/>// PA4 ** A3 D27</text:p>
      <text:p text:style-name="Standard"><text:tab/>NOT_ON_TIMER, <text:s/>// PA3 ** A4 D28</text:p>
      <text:p text:style-name="Standard"><text:tab/>NOT_ON_TIMER, <text:s/>// PA2 ** A5 D29</text:p>
      <text:p text:style-name="Standard"><text:tab/>NOT_ON_TIMER, <text:s/>// PA1 ** A6 D30</text:p>
      <text:p text:style-name="Standard"><text:tab/>NOT_ON_TIMER, <text:s/>// PA0 ** A7 D31</text:p>
      <text:p text:style-name="Standard">};</text:p>
      <text:p text:style-name="Standard"/>
      <text:p text:style-name="Standard">#endif</text:p>
      <text:p text:style-name="Standard">#endi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/>
    <style:font-face style:name="Calibri" svg:font-family="Calibri" style:font-family-generic="swiss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font-name-asian="Calibri" style:font-size-asian="12pt" style:language-asian="es" style:country-asian="ES" style:font-name-complex="Calibri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s" fo:country="ES" style:font-name-asian="Calibri" style:font-size-asian="12pt" style:language-asian="es" style:country-asian="ES" style:font-name-complex="Calibr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9:04:02.763242704</dc:date>
    <meta:generator>LibreOffice/4.2.8.2$Linux_X86_64 LibreOffice_project/420m0$Build-2</meta:generator>
    <meta:editing-duration>PT12M29S</meta:editing-duration>
    <meta:editing-cycles>3</meta:editing-cycles>
    <meta:document-statistic meta:table-count="0" meta:image-count="0" meta:object-count="0" meta:page-count="12" meta:paragraph-count="416" meta:word-count="1901" meta:character-count="14166" meta:non-whitespace-character-count="11561"/>
  </office:meta>
</office:document-meta>
</file>